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2.2542in"/>
    </style:style>
    <style:style style:name="Table1.B" style:family="table-column">
      <style:table-column-properties style:column-width="4.6208in"/>
    </style:style>
    <style:style style:name="Table1.A1" style:family="table-cell">
      <style:table-cell-properties fo:background-color="#64c9fd" fo:padding-left="0.075in" fo:padding-right="0.075in" fo:padding-top="0.0194in" fo:padding-bottom="0.0194in" fo:border-left="2.25pt solid #64c9fd" fo:border-right="2.25pt solid #64c9fd" fo:border-top="1pt solid #64c9fd" fo:border-bottom="1pt solid #64c9fd">
        <style:background-image/>
      </style:table-cell-properties>
    </style:style>
    <style:style style:name="Table1.B1" style:family="table-cell">
      <style:table-cell-properties fo:background-color="#64c9fd" fo:padding-left="0in" fo:padding-right="0.075in" fo:padding-top="0.0194in" fo:padding-bottom="0.0194in" fo:border-left="none" fo:border-right="2.25pt solid #64c9fd" fo:border-top="2.25pt solid #64c9fd" fo:border-bottom="1pt solid #64c9fd">
        <style:background-image/>
      </style:table-cell-properties>
    </style:style>
    <style:style style:name="Table1.A2" style:family="table-cell">
      <style:table-cell-properties style:vertical-align="middle" fo:background-color="#daedf7" fo:padding-left="0.075in" fo:padding-right="0.075in" fo:padding-top="0in" fo:padding-bottom="0.0194in" fo:border-left="2.25pt solid #64c9fd" fo:border-right="2.25pt solid #64c9fd" fo:border-top="none" fo:border-bottom="1pt solid #64c9fd">
        <style:background-image/>
      </style:table-cell-properties>
    </style:style>
    <style:style style:name="Table1.B2" style:family="table-cell">
      <style:table-cell-properties style:vertical-align="middle" fo:background-color="#daedf7" fo:padding-left="0in" fo:padding-right="0.075in" fo:padding-top="0in" fo:padding-bottom="0.0194in" fo:border-left="none" fo:border-right="2.25pt solid #64c9fd" fo:border-top="none" fo:border-bottom="1pt solid #64c9fd">
        <style:background-image/>
      </style:table-cell-properties>
    </style:style>
    <style:style style:name="Table1.A3" style:family="table-cell">
      <style:table-cell-properties style:vertical-align="middle" fo:padding-left="0in" fo:padding-right="0.075in" fo:padding-top="0in" fo:padding-bottom="0.0194in" fo:border-left="none" fo:border-right="2.25pt solid #64c9fd" fo:border-top="none" fo:border-bottom="2.25pt solid #64c9fd"/>
    </style:style>
    <style:style style:name="Table1.B3" style:family="table-cell">
      <style:table-cell-properties style:vertical-align="middle" fo:padding-left="0in" fo:padding-right="0.075in" fo:padding-top="0in" fo:padding-bottom="0.0194in" fo:border-left="none" fo:border-right="2.25pt solid #64c9fd" fo:border-top="none" fo:border-bottom="2.25pt solid #64c9fd"/>
    </style:style>
    <style:style style:name="P1" style:family="paragraph" style:parent-style-name="Standard">
      <style:text-properties fo:language="pt" fo:country="BR" officeooo:paragraph-rsid="000de05d"/>
    </style:style>
    <style:style style:name="P2" style:family="paragraph" style:parent-style-name="Standard">
      <style:text-properties fo:language="pt" fo:country="BR" officeooo:rsid="000de05d" officeooo:paragraph-rsid="000de05d"/>
    </style:style>
    <style:style style:name="P3" style:family="paragraph" style:parent-style-name="Standard">
      <style:text-properties officeooo:paragraph-rsid="000de05d"/>
    </style:style>
    <style:style style:name="P4" style:family="paragraph" style:parent-style-name="Standard">
      <style:paragraph-properties fo:margin-left="0in" fo:margin-right="0in" style:line-height-at-least="0.2291in" fo:text-indent="0in" style:auto-text-indent="false"/>
      <style:text-properties fo:color="#cccccc" loext:opacity="100%" fo:background-color="#1f1f1f"/>
    </style:style>
    <style:style style:name="P5" style:family="paragraph" style:parent-style-name="Standard">
      <style:text-properties fo:language="pt" fo:country="BR" fo:font-weight="bold" officeooo:rsid="000de05d" officeooo:paragraph-rsid="000de05d" style:font-weight-asian="bold" style:font-weight-complex="bold"/>
    </style:style>
    <style:style style:name="P6" style:family="paragraph" style:parent-style-name="Standard">
      <style:text-properties fo:language="pt" fo:country="BR" fo:font-weight="normal" officeooo:rsid="000edb22" officeooo:paragraph-rsid="000edb22" style:font-weight-asian="normal" style:font-weight-complex="normal"/>
    </style:style>
    <style:style style:name="P7" style:family="paragraph" style:parent-style-name="Standard">
      <style:text-properties fo:language="pt" fo:country="BR" fo:font-weight="bold" officeooo:rsid="000edb22" officeooo:paragraph-rsid="000edb22" style:font-weight-asian="bold" style:font-weight-complex="bold"/>
    </style:style>
    <style:style style:name="P8" style:family="paragraph" style:parent-style-name="Text_20_body">
      <style:text-properties fo:language="pt" fo:country="BR" fo:font-weight="bold" officeooo:rsid="000edb22" officeooo:paragraph-rsid="000edb22" style:font-weight-asian="bold" style:font-weight-complex="bold"/>
    </style:style>
    <style:style style:name="P9" style:family="paragraph" style:parent-style-name="Text_20_body">
      <style:paragraph-properties fo:margin-left="0.4917in" fo:margin-right="0in" fo:margin-top="0in" fo:margin-bottom="0.0835in" style:contextual-spacing="false" style:line-height-at-least="0.3126in" fo:text-align="justify" style:justify-single-word="false" fo:orphans="2" fo:widows="2" fo:text-indent="0.4925in" style:auto-text-indent="false"/>
      <style:text-properties fo:language="pt" fo:country="BR" fo:font-weight="bold" officeooo:rsid="000edb22" style:font-weight-asian="bold" style:font-weight-complex="bold"/>
    </style:style>
    <style:style style:name="P10" style:family="paragraph" style:parent-style-name="Text_20_body">
      <style:paragraph-properties fo:margin-left="0in" fo:margin-right="0in" fo:margin-top="0in" fo:margin-bottom="0.0835in" style:contextual-spacing="false" style:line-height-at-least="0.3126in" fo:text-align="justify" style:justify-single-word="false" fo:orphans="2" fo:widows="2" fo:text-indent="0.4925in" style:auto-text-indent="false"/>
      <style:text-properties fo:language="pt" fo:country="BR" fo:font-weight="bold" officeooo:rsid="000edb22" style:font-weight-asian="bold" style:font-weight-complex="bold"/>
    </style:style>
    <style:style style:name="P11" style:family="paragraph" style:parent-style-name="Table_20_Contents">
      <style:paragraph-properties fo:margin-left="0in" fo:margin-right="0in" fo:margin-top="0in" fo:margin-bottom="0.0835in" style:contextual-spacing="false" style:line-height-at-least="0.3126in" fo:text-align="center" style:justify-single-word="false" fo:text-indent="0in" style:auto-text-indent="false"/>
      <style:text-properties fo:language="pt" fo:country="BR" fo:font-weight="bold" officeooo:rsid="000edb22" style:font-weight-asian="bold" style:font-weight-complex="bold"/>
    </style:style>
    <style:style style:name="P12" style:family="paragraph" style:parent-style-name="Table_20_Contents">
      <style:paragraph-properties fo:margin-left="0in" fo:margin-right="0in" fo:margin-top="0in" fo:margin-bottom="0.0835in" style:contextual-spacing="false" style:line-height-at-least="0.3126in" fo:text-align="center" style:justify-single-word="false" fo:text-indent="0in" style:auto-text-indent="false"/>
      <style:text-properties fo:color="#000000" loext:opacity="100%" fo:font-size="13.5pt" fo:language="pt" fo:country="BR" fo:font-weight="normal" officeooo:rsid="000edb22" style:font-weight-asian="bold" style:font-weight-complex="bold"/>
    </style:style>
    <style:style style:name="P13" style:family="paragraph" style:parent-style-name="Table_20_Contents">
      <style:paragraph-properties fo:margin-left="0in" fo:margin-right="0in" fo:margin-top="0in" fo:margin-bottom="0.0835in" style:contextual-spacing="false" style:line-height-at-least="0.3126in" fo:text-align="center" style:justify-single-word="false" fo:text-indent="0.4925in" style:auto-text-indent="false"/>
      <style:text-properties fo:color="#000000" loext:opacity="100%" fo:font-size="13.5pt" fo:language="pt" fo:country="BR" fo:font-weight="normal" officeooo:rsid="000edb22" style:font-weight-asian="bold" style:font-weight-complex="bold"/>
    </style:style>
    <style:style style:name="T1" style:family="text">
      <style:text-properties officeooo:rsid="000de05d"/>
    </style:style>
    <style:style style:name="T2" style:family="text">
      <style:text-properties fo:color="#569cd6" loext:opacity="100%" fo:font-family="'JetBrains Mono', Consolas, 'Courier New', monospace" fo:font-size="10.5pt" fo:font-weight="normal" fo:background-color="#1f1f1f" loext:char-shading-value="0"/>
    </style:style>
    <style:style style:name="T3" style:family="text">
      <style:text-properties fo:color="#cccccc" loext:opacity="100%" fo:font-family="'JetBrains Mono', Consolas, 'Courier New', monospace" fo:font-size="10.5pt" fo:font-weight="normal" fo:background-color="#1f1f1f" loext:char-shading-value="0"/>
    </style:style>
    <style:style style:name="T4" style:family="text">
      <style:text-properties fo:color="#4fc1ff" loext:opacity="100%" fo:font-family="'JetBrains Mono', Consolas, 'Courier New', monospace" fo:font-size="10.5pt" fo:font-weight="normal" fo:background-color="#1f1f1f" loext:char-shading-value="0"/>
    </style:style>
    <style:style style:name="T5" style:family="text">
      <style:text-properties fo:color="#d4d4d4" loext:opacity="100%" fo:font-family="'JetBrains Mono', Consolas, 'Courier New', monospace" fo:font-size="10.5pt" fo:font-weight="normal" fo:background-color="#1f1f1f" loext:char-shading-value="0"/>
    </style:style>
    <style:style style:name="T6" style:family="text">
      <style:text-properties fo:color="#ce9178" loext:opacity="100%" fo:font-family="'JetBrains Mono', Consolas, 'Courier New', monospace" fo:font-size="10.5pt" fo:font-weight="normal" fo:background-color="#1f1f1f" loext:char-shading-value="0"/>
    </style:style>
    <style:style style:name="T7" style:family="text">
      <style:text-properties fo:color="#c586c0" loext:opacity="100%" fo:font-family="'JetBrains Mono', Consolas, 'Courier New', monospace" fo:font-size="10.5pt" fo:font-weight="normal" fo:background-color="#1f1f1f" loext:char-shading-value="0"/>
    </style:style>
    <style:style style:name="T8" style:family="text">
      <style:text-properties fo:color="#9cdcfe" loext:opacity="100%" fo:font-family="'JetBrains Mono', Consolas, 'Courier New', monospace" fo:font-size="10.5pt" fo:font-weight="normal"/>
    </style:style>
    <style:style style:name="T9" style:family="text">
      <style:text-properties fo:font-family="'JetBrains Mono', Consolas, 'Courier New', monospace" fo:font-size="10.5pt" fo:font-weight="normal"/>
    </style:style>
    <style:style style:name="T10" style:family="text">
      <style:text-properties fo:color="#dcdcaa" loext:opacity="100%" fo:font-family="'JetBrains Mono', Consolas, 'Courier New', monospace" fo:font-size="10.5pt" fo:font-weight="normal"/>
    </style:style>
    <style:style style:name="T11" style:family="text">
      <style:text-properties fo:color="#ce9178" loext:opacity="100%" fo:font-family="'JetBrains Mono', Consolas, 'Courier New', monospace" fo:font-size="10.5pt" fo:font-weight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121212" loext:opacity="100%" fo:font-family="apple-system, BlinkMacSystemFont, 'Segoe UI', Roboto, 'Helvetica Neue', Arial, 'Noto Sans', 'Liberation Sans', sans-serif, 'Apple Color Emoji', 'Segoe UI Emoji', 'Segoe UI Symbol', 'Noto Color Emoji'" fo:font-size="13.5pt" fo:letter-spacing="normal" fo:font-style="normal" fo:font-weight="bold"/>
    </style:style>
    <style:style style:name="T14" style:family="text">
      <style:text-properties fo:font-variant="normal" fo:text-transform="none" fo:color="#121212" loext:opacity="100%" fo:font-family="apple-system, BlinkMacSystemFont, 'Segoe UI', Roboto, 'Helvetica Neue', Arial, 'Noto Sans', 'Liberation Sans', sans-serif, 'Apple Color Emoji', 'Segoe UI Emoji', 'Segoe UI Symbol', 'Noto Color Emoji'" fo:font-size="13.5pt" fo:letter-spacing="normal" fo:font-style="normal"/>
    </style:style>
    <style:style style:name="T15" style:family="text">
      <style:text-properties fo:font-variant="normal" fo:text-transform="none" fo:color="#121212" loext:opacity="100%" fo:font-family="apple-system, BlinkMacSystemFont, 'Segoe UI', Roboto, 'Helvetica Neue', Arial, 'Noto Sans', 'Liberation Sans', sans-serif, 'Apple Color Emoji', 'Segoe UI Emoji', 'Segoe UI Symbol', 'Noto Color Emoji'" fo:font-size="13.5pt" fo:letter-spacing="normal" fo:font-style="normal" fo:font-weight="normal"/>
    </style:style>
    <style:style style:name="T16" style:family="text">
      <style:text-properties fo:font-variant="normal" fo:text-transform="none" fo:color="#212529" loext:opacity="100%" fo:font-family="apple-system, BlinkMacSystemFont, 'Segoe UI', Roboto, 'Helvetica Neue', Arial, 'Noto Sans', 'Liberation Sans', sans-serif, 'Apple Color Emoji', 'Segoe UI Emoji', 'Segoe UI Symbol', 'Noto Color Emoji'" fo:font-size="13.5pt" fo:letter-spacing="normal" fo:font-style="normal" fo:font-weight="normal"/>
    </style:style>
    <style:style style:name="T17" style:family="text">
      <style:text-properties officeooo:rsid="0010be61"/>
    </style:style>
    <style:style style:name="T18" style:family="text">
      <style:text-properties fo:color="#ffffff" loext:opacity="100%" fo:font-size="13.5pt" fo:font-weight="bold"/>
    </style:style>
    <style:style style:name="T19" style:family="text">
      <style:text-properties fo:color="#64c9fd" loext:opacity="100%" fo:font-size="13.5pt" fo:font-weight="bold"/>
    </style:style>
    <style:style style:name="T20" style:family="text">
      <style:text-properties fo:color="#64c9fd" loext:opacity="100%" fo:font-size="13.5pt" fo:font-weight="bold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peradores lógicos são diferentes no JavaScript. Se eu tentar </text:span><text:span text:style-name="T2">const</text:span><text:span text:style-name="T3"> </text:span><text:span text:style-name="T4">name</text:span><text:span text:style-name="T3"> </text:span><text:span text:style-name="T5">=</text:span><text:span text:style-name="T3"> </text:span><text:span text:style-name="T6">"Tiago"</text:span><text:span text:style-name="T3"> </text:span><text:span text:style-name="T5">||</text:span><text:span text:style-name="T3"> </text:span><text:span text:style-name="T6">""</text:span></text:p>
      <text:p text:style-name="P2">O retorno é “Tiago”</text:p>
      <text:p text:style-name="P2"/>
      <text:p text:style-name="P2">Agora se eu fizer isso no JS </text:p>
      <text:p text:style-name="P3"><text:span text:style-name="T7">if</text:span><text:span text:style-name="T3">(</text:span><text:span text:style-name="T6">"Tiago"</text:span><text:span text:style-name="T3"> </text:span><text:span text:style-name="T5">||</text:span><text:span text:style-name="T3"> </text:span><text:span text:style-name="T6">""</text:span><text:span text:style-name="T3">)</text:span></text:p>
      <text:p text:style-name="P4"><text:tab/>  <text:span text:style-name="T8">console</text:span><text:span text:style-name="T9">.</text:span><text:span text:style-name="T10">log</text:span><text:span text:style-name="T9">(</text:span><text:span text:style-name="T11">"true"</text:span><text:span text:style-name="T9">)</text:span></text:p>
      <text:p text:style-name="P2"/>
      <text:p text:style-name="P2">Ele entende o operador lógico com retorno booleano</text:p>
      <text:p text:style-name="P2"/>
      <text:p text:style-name="P2">Se eu tentar isso no swift, ele dá erro falando que não consegue converter o tipo bool em string.</text:p>
      <text:p text:style-name="P2"/>
      <text:p text:style-name="P2">Viu a diferença. O JS não trabalha do mesmo jeito com operadores lógicos → como assim ?! ele não retorna sempre um <text:span text:style-name="T12">valor lógico de operadores lógicos.</text:span></text:p>
      <text:p text:style-name="P5"/>
      <text:p text:style-name="P5"/>
      <text:p text:style-name="P6">Os cases do switch no swift, é de == (comparação de igualdade)</text:p>
      <text:p text:style-name="P7"/>
      <text:p text:style-name="P8"><text:bookmark text:name="yui_3_18_1_1_1739384580831_37"/><text:bookmark text:name="yui_3_18_1_1_1739384580831_36"/><text:bookmark text:name="yui_3_18_1_1_1739384580831_38"/><text:span text:style-name="Strong_20_Emphasis"><text:span text:style-name="T13">switch variavel/constante {</text:span></text:span></text:p>
      <text:p text:style-name="P9"><text:bookmark text:name="yui_3_18_1_1_1739384580831_40"/><text:bookmark text:name="yui_3_18_1_1_1739384580831_41"/><text:bookmark text:name="yui_3_18_1_1_1739384580831_39"/><text:span text:style-name="Strong_20_Emphasis"><text:span text:style-name="T13">case </text:span></text:span><text:span text:style-name="Strong_20_Emphasis"><text:span text:style-name="Emphasis"><text:span text:style-name="T14">condicao1</text:span></text:span></text:span><text:span text:style-name="T15"> :</text:span></text:p>
      <text:p text:style-name="P10"><text:bookmark text:name="yui_3_18_1_1_1739384580831_42"/><text:bookmark text:name="yui_3_18_1_1_1739384580831_43"/><text:bookmark text:name="yui_3_18_1_1_1739384580831_44"/><text:span text:style-name="Emphasis"><text:span text:style-name="T16">//Código a ser executado caso condicao1 seja verdadeira (No caso a condição padrão é ==, ou seja, ele irá comparar os dois valores)</text:span></text:span></text:p>
      <text:p text:style-name="P7"/>
      <text:p text:style-name="P7"/>
      <text:p text:style-name="P7"/>
      <text:p text:style-name="P7"/>
      <text:p text:style-name="P7"><text:span text:style-name="T14">operadores de intervalo!</text:span> <text:span text:style-name="T17">(Operador de limite)</text:span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span text:style-name="Strong_20_Emphasis"><text:span text:style-name="T18">Operador</text:span></text:span></text:p>
          </table:table-cell>
          <table:table-cell table:style-name="Table1.B1" office:value-type="string">
            <text:p text:style-name="P11"><text:span text:style-name="Strong_20_Emphasis"><text:span text:style-name="T18">Operação</text:span></text:span><text:bookmark text:name="yui_3_18_1_1_1739384580831_58"/></text:p>
          </table:table-cell>
        </table:table-row>
        <table:table-row>
          <table:table-cell table:style-name="Table1.A2" office:value-type="string">
            <text:p text:style-name="P11"><text:span text:style-name="Strong_20_Emphasis"><text:span text:style-name="T19">A ..&lt; B</text:span></text:span><text:bookmark text:name="yui_3_18_1_1_1739384580831_57"/></text:p>
          </table:table-cell>
          <table:table-cell table:style-name="Table1.B2" office:value-type="string">
            <text:p text:style-name="P12"><text:bookmark text:name="yui_3_18_1_1_1739384580831_56"/>É utilizado para definir um intervalo entre um numero A e B excluindo B.<text:bookmark text:name="yui_3_18_1_1_1739384580831_64"/></text:p>
          </table:table-cell>
        </table:table-row>
        <table:table-row>
          <table:table-cell table:style-name="Table1.A3" office:value-type="string">
            <text:p text:style-name="P11"><text:span text:style-name="Strong_20_Emphasis"><text:span text:style-name="T20">A ... B</text:span></text:span><text:bookmark text:name="yui_3_18_1_1_1739384580831_63"/></text:p>
          </table:table-cell>
          <table:table-cell table:style-name="Table1.B3" office:value-type="string">
            <text:p text:style-name="P13"><text:bookmark text:name="yui_3_18_1_1_1739384580831_61"/><text:bookmark text:name="yui_3_18_1_1_1739384580831_62"/>É utilizado para definir um intervalo entre um numero A e B incluindo B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2T13:51:39.899416100</meta:creation-date>
    <meta:generator>LibreOffice/25.2.0.3$Windows_X86_64 LibreOffice_project/e1cf4a87eb02d755bce1a01209907ea5ddc8f069</meta:generator>
    <dc:date>2025-02-13T16:24:04.372607900</dc:date>
    <meta:editing-duration>PT4H53M4S</meta:editing-duration>
    <meta:editing-cycles>4</meta:editing-cycles>
    <meta:document-statistic meta:table-count="1" meta:image-count="0" meta:object-count="0" meta:page-count="1" meta:paragraph-count="19" meta:word-count="167" meta:character-count="927" meta:non-whitespace-character-count="775"/>
  </office:meta>
</office:document-meta>
</file>